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line-height="100%"/>
    </style:style>
    <style:style style:name="P2" style:family="paragraph" style:parent-style-name="Text_20_body">
      <style:paragraph-properties fo:line-height="100%"/>
      <style:text-properties fo:font-weight="bold"/>
    </style:style>
    <style:style style:name="P3" style:family="paragraph" style:parent-style-name="Heading_20_2">
      <style:paragraph-properties fo:line-height="100%" fo:text-align="start" style:justify-single-word="fals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livro">
        <text:section text:style-name="Sect1" text:name="Seção1">
          <text:section text:style-name="Sect1" text:name="Seção2">
            <text:section text:style-name="Sect1" text:name="Seção3">
              <text:section text:style-name="Sect1" text:name="Seção4">
                <text:section text:style-name="Sect1" text:name="Seção5">
                  <text:section text:style-name="Sect1" text:name="Seção6">
                    <text:section text:style-name="Sect1" text:name="Seção7">
                      <text:section text:style-name="Sect1" text:name="Seção8">
                        <text:section text:style-name="Sect1" text:name="Seção9">
                          <text:section text:style-name="Sect1" text:name="Seção10">
                            <text:section text:style-name="Sect1" text:name="Seção11">
                              <text:section text:style-name="Sect1" text:name="Seção12">
                                <text:section text:style-name="Sect1" text:name="Seção13">
                                  <text:section text:style-name="Sect1" text:name="Seção14">
                                    <text:section text:style-name="Sect1" text:name="Seção15">
                                      <text:h text:style-name="P3" text:outline-level="2"><text:bookmark text:name="livro"/>Tito</text:h>
                                      <text:section text:style-name="Sect1" text:name="cap1">
                                        <text:p text:style-name="P1">1 Paulo, servo de Deus, e apóstolo de Jesus Cristo, segundo a fé dos eleitos de Deus, e o pleno conhecimento da verdade que é segundo a piedade,</text:p>
                                        <text:p text:style-name="P1">2 na esperança da vida eterna, a qual Deus, que não pode mentir, prometeu antes dos tempos eternos,</text:p>
                                        <text:p text:style-name="P1">3 e no tempo próprio manifestou a sua palavra, mediante a pregação que me foi confiada segundo o mandamento de Deus, nosso Salvador;</text:p>
                                        <text:p text:style-name="P1">4 a Tito, meu verdadeiro filho segundo a fé que nos é comum, graça e paz da parte de Deus Pai, e de Cristo Jesus, nosso Salvador.</text:p>
                                        <text:p text:style-name="P1">5 Por esta causa te deixei em Creta, para que pusesses em boa ordem o que ainda não o está, e que em cada cidade estabelecesses anciãos, como já te mandei;</text:p>
                                        <text:p text:style-name="P1">6 alguém que seja irrepreensível, marido de uma só mulher, tendo filhos crentes que não sejam acusados de dissolução, nem sejam desobedientes.</text:p>
                                        <text:p text:style-name="P1">7 Pois é necessário que o bispo seja irrepreensível, como despenseiro de Deus, não soberbo, nem irascível, nem dado ao vinho, nem espancador, nem cobiçoso de torpe ganância;</text:p>
                                        <text:p text:style-name="P1">8 mas hospitaleiro, amigo do bem, sóbrio, justo, piedoso, temperante;</text:p>
                                        <text:p text:style-name="P1">9 retendo firme a palavra fiel, que é conforme a doutrina, para que seja poderoso, tanto para exortar na sã doutrina como para convencer os contradizentes.</text:p>
                                        <text:p text:style-name="P1">10 Porque há muitos insubordinados, faladores vãos, e enganadores, especialmente os da circuncisão,</text:p>
                                        <text:p text:style-name="P1">11 aos quais é preciso tapar a boca; porque transtornam casas inteiras ensinando o que não convém, por torpe ganância.</text:p>
                                        <text:p text:style-name="P1">12 Um dentre eles, seu próprio profeta, disse: Os cretenses são sempre mentirosos, bestas ruins, glutões preguiçosos.</text:p>
                                        <text:p text:style-name="P1">13 Este testemunho é verdadeiro. Portanto repreende-os severamente, para que sejam são na fé,</text:p>
                                        <text:p text:style-name="P1">14 não dando ouvidos a fábulas judaicas, nem a mandamentos de homens que se desviam da verdade.</text:p>
                                        <text:p text:style-name="P1">15 Tudo é puro para os que são puros, mas para os corrompidos e incrédulos nada é puro; antes tanto a sua mente como a sua consciência estão contaminadas.</text:p>
                                        <text:p text:style-name="P1">16 Afirmam que conhecem a Deus, mas pelas suas obras o negam, sendo abomináveis, e desobedientes, e réprobos para toda boa obra.</text:p>
                                      </text:section>
                                      <text:section text:style-name="Sect1" text:name="cap2">
                                        <text:p text:style-name="P2">TITO-[Capitulo 2]</text:p>
                                        <text:p text:style-name="P1">1 Tu, porém, fala o que convém à sã doutrina.</text:p>
                                        <text:p text:style-name="P1">2 Exorta os velhos a que sejam temperantes, sérios, sóbrios, sãos na fé, no amor, e na constância;</text:p>
                                        <text:p text:style-name="P1">3 as mulheres idosas, semelhantemente, que sejam reverentes no seu viver, não caluniadoras, não dadas a muito vinho, mestras do bem,</text:p>
                                        <text:p text:style-name="P1">4 para que ensinem as mulheres novas a amarem aos seus maridos e filhos,</text:p>
                                        <text:p text:style-name="P1">5 a serem moderadas, castas, operosas donas de casa, bondosas, submissas a seus maridos, para que a palavra de Deus não seja blasfemada.</text:p>
                                        <text:p text:style-name="P1"><text:soft-page-break/>6 Exorta semelhantemente os moços a que sejam moderados.</text:p>
                                        <text:p text:style-name="P1">7 Em tudo te dá por exemplo de boas obras; na doutrina mostra integridade, sobriedade,</text:p>
                                        <text:p text:style-name="P1">8 linguagem sã e irrepreensível, para que o adversário se confunda, não tendo nenhum mal que dizer de nós.</text:p>
                                        <text:p text:style-name="P1">9 Exorta os servos a que sejam submissos a seus senhores em tudo, sendo-lhes agradáveis, não os contradizendo</text:p>
                                        <text:p text:style-name="P1">10 nem defraudando, antes mostrando perfeita lealdade, para que em tudo sejam ornamento da doutrina de Deus nosso Salvador.</text:p>
                                        <text:p text:style-name="P1">11 Porque a graça de Deus se manifestou, trazendo salvação a todos os homens,</text:p>
                                        <text:p text:style-name="P1">12 ensinando-nos, para que, renunciando à impiedade e às paixões mundanas, vivamos no presente mundo sóbria, e justa, e piamente,</text:p>
                                        <text:p text:style-name="P1">13 aguardando a bem-aventurada esperança e o aparecimento da glória do nosso grande Deus e Salvador Cristo Jesus,</text:p>
                                        <text:p text:style-name="P1">14 que se deu a si mesmo por nós para nos remir de toda a iniqüidade, e purificar para si um povo todo seu, zeloso de boas obras.</text:p>
                                        <text:p text:style-name="P1">15 Fala estas coisas, exorta e repreende com toda autoridade. Ninguém te despreze.</text:p>
                                      </text:section>
                                      <text:section text:style-name="Sect1" text:name="cap3">
                                        <text:p text:style-name="P2">TITO-[Capitulo 3]</text:p>
                                        <text:p text:style-name="P1">1 Adverte-lhes que estejam sujeitos aos governadores e autoridades, que sejam obedientes, e estejam preparados para toda boa obra,</text:p>
                                        <text:p text:style-name="P1">2 que a ninguém infamem, nem sejam contenciosos, mas moderados, mostrando toda a mansidão para com todos os homens.</text:p>
                                        <text:p text:style-name="P1">3 Porque também nós éramos outrora insensatos, desobedientes, extraviados, servindo a várias paixões e deleites, vivendo em malícia e inveja odiosos e odiando-nos uns aos outros.</text:p>
                                        <text:p text:style-name="P1">4 Mas quando apareceu a bondade de Deus, nosso Salvador e o seu amor para com os homens,</text:p>
                                        <text:p text:style-name="P1">5 não em virtude de obras de justiça que nós houvéssemos feito, mas segundo a sua misericórdia, nos salvou mediante o lavar da regeneração e renovação pelo Espírito Santo,</text:p>
                                        <text:p text:style-name="P1">6 que ele derramou abundantemente sobre nós por Jesus Cristo, nosso Salvador;</text:p>
                                        <text:p text:style-name="P1">7 para que, sendo justificados pela sua graça, fôssemos feitos herdeiros segundo a esperança da vida eterna.</text:p>
                                        <text:p text:style-name="P1">8 Fiel é esta palavra, e quero que a proclames com firmeza para que os que crêm em Deus procurem aplicar-se às boas obras. Essas coisas são boas e proveitosas aos homens.</text:p>
                                        <text:p text:style-name="P1">9 Mas evita questões tolas, genealogias, contendas e debates acerca da lei; porque são coisas inúteis e vãs.</text:p>
                                        <text:p text:style-name="P1">10 Ao homem faccioso, depois da primeira e segunda admoestação, evita-o,</text:p>
                                        <text:p text:style-name="P1">11 sabendo que esse tal está pervertido, e vive pecando, e já por si mesmo está condenado.</text:p>
                                        <text:p text:style-name="P1">12 Quando te enviar Ártemas, ou Tíquico, apressa-te a vir ter comigo a Nicópolis; porque tenho resolvido invernar ali.</text:p>
                                        <text:p text:style-name="P1">13 Ajuda com empenho a Zenas, doutor da lei, e a Apolo, para que nada lhes falte na sua viagem.</text:p>
                                        <text:p text:style-name="P1">14 Que os nossos também aprendam a aplicar-se às boas obras, para suprir as coisas necessárias, a fim de que não sejam infrutuosos.</text:p>
                                        <text:p text:style-name="P1"><text:soft-page-break/>15 Saúdam-te todos os que estão comigo. Saúda aqueles que nos amam na fé. A graça seja com todos vós.</text:p>
                                      </text:section>
                                    </text:section>
                                  </text:section>
                                </text:section>
                              </text:section>
                            </text:section>
                          </text:section>
                        </text:section>
                      </text:section>
                    </text:section>
                  </text:section>
                </text:section>
              </text:section>
            </text:section>
          </text:section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0-29T16:58:01.635096135</meta:creation-date>
    <dc:date>2023-10-29T17:57:00.796050246</dc:date>
    <meta:editing-duration>PT23M56S</meta:editing-duration>
    <meta:editing-cycles>17</meta:editing-cycles>
    <meta:generator>LibreOffice/6.0.7.3$Linux_X86_64 LibreOffice_project/00m0$Build-3</meta:generator>
    <meta:document-statistic meta:table-count="0" meta:image-count="0" meta:object-count="0" meta:page-count="3" meta:paragraph-count="49" meta:word-count="909" meta:character-count="5285" meta:non-whitespace-character-count="4425"/>
  </office:meta>
</office:document-meta>
</file>